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T1" style:family="text">
      <style:text-properties officeooo:rsid="0036fa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 <text:span text:style-name="T1">test</text:span></text:p>
      <text:p text:style-name="P1">-&gt;Pending:</text:p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09:33:25.175060189</dc:date>
    <meta:editing-duration>PT2H47M2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" meta:character-count="62" meta:non-whitespace-character-count="58"/>
  </office:meta>
</office:document-meta>
</file>